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text:a xlink:href="https://codeacademy.online/dashboard/modules/html2/eVr4KOdpipfcGiC9tjz3/24543366" office:target-frame-name="_top" xlink:show="replace"><text:span text:style-name="Hyperlink">https://codeacademy.on</text:span><text:bookmark-start text:name="_Hlt153781102"/><text:bookmark-start text:name="_Hlt153781103"/><text:span text:style-name="Hyperlink">l</text:span><text:bookmark-end text:name="_Hlt153781102"/><text:bookmark-end text:name="_Hlt153781103"/><text:span text:style-name="Hyperlink">ine/dashboard/modules/html2/eVr4KOdpipfcGiC9tjz3/24543366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lana Kamziuk</meta:initial-creator>
    <dc:creator>Milana Kamziuk</dc:creator>
    <meta:creation-date>2023-12-14T14:02:00Z</meta:creation-date>
    <dc:date>2023-12-18T06:51:00Z</dc:date>
    <meta:template xlink:href="Normal.dotm" xlink:type="simple"/>
    <meta:editing-cycles>2</meta:editing-cycles>
    <meta:editing-duration>PT900S</meta:editing-duration>
    <meta:user-defined meta:name="MSIP_Label_defa4170-0d19-0005-0004-bc88714345d2_Enabled">true</meta:user-defined>
    <meta:user-defined meta:name="MSIP_Label_defa4170-0d19-0005-0004-bc88714345d2_SetDate">2023-12-14T14:03:11Z</meta:user-defined>
    <meta:user-defined meta:name="MSIP_Label_defa4170-0d19-0005-0004-bc88714345d2_Method">Standard</meta:user-defined>
    <meta:user-defined meta:name="MSIP_Label_defa4170-0d19-0005-0004-bc88714345d2_Name">defa4170-0d19-0005-0004-bc88714345d2</meta:user-defined>
    <meta:user-defined meta:name="MSIP_Label_defa4170-0d19-0005-0004-bc88714345d2_SiteId">809a7707-621f-4e80-8bb9-d370acde94de</meta:user-defined>
    <meta:user-defined meta:name="MSIP_Label_defa4170-0d19-0005-0004-bc88714345d2_ActionId">9f721d27-8348-4861-a413-e60258a5f0d2</meta:user-defined>
    <meta:user-defined meta:name="MSIP_Label_defa4170-0d19-0005-0004-bc88714345d2_ContentBits">0</meta:user-defined>
    <meta:document-statistic meta:page-count="1" meta:paragraph-count="1" meta:word-count="26" meta:character-count="176" meta:row-count="1" meta:non-whitespace-character-count="151"/>
  </office:meta>
</office:document-meta>
</file>